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375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1.0625in"/>
    </style:style>
    <style:style style:name="Table1.F" style:family="table-column">
      <style:table-column-properties style:column-width="0.875in"/>
    </style:style>
    <style:style style:name="Table1.H" style:family="table-column">
      <style:table-column-properties style:column-width="0.7396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H1" style:family="table-cell">
      <style:table-cell-properties fo:padding="0.0382in" fo:border-left="none" fo:border-right="0.05pt solid #000000" fo:border-top="0.05pt solid #000000" fo:border-bottom="0.05pt solid #000000"/>
    </style:style>
    <style:style style:name="P1" style:family="paragraph" style:parent-style-name="Header">
      <style:text-properties officeooo:rsid="00f35662" officeooo:paragraph-rsid="00f35662"/>
    </style:style>
    <style:style style:name="P2" style:family="paragraph" style:parent-style-name="Standard">
      <style:text-properties fo:color="#000000" style:font-name="DejaVu Sans Mono" fo:font-size="11.3000001907349pt" fo:font-weight="normal" officeooo:rsid="008e924a" style:font-weight-asian="normal" style:font-weight-complex="normal"/>
    </style:style>
    <style:style style:name="P3" style:family="paragraph" style:parent-style-name="Standard">
      <style:text-properties fo:color="#000000" style:font-name="DejaVu Sans Mono" fo:font-size="11.3000001907349pt" fo:font-weight="normal" officeooo:rsid="00a5082b" officeooo:paragraph-rsid="00a5082b" style:font-weight-asian="normal" style:font-weight-complex="normal"/>
    </style:style>
    <style:style style:name="P4" style:family="paragraph" style:parent-style-name="Standard">
      <style:text-properties fo:color="#000000" style:font-name="DejaVu Sans Mono" fo:font-size="11.3000001907349pt" fo:font-weight="normal" officeooo:rsid="00a8c247" officeooo:paragraph-rsid="00a8c247" style:font-weight-asian="normal" style:font-weight-complex="normal"/>
    </style:style>
    <style:style style:name="P5" style:family="paragraph" style:parent-style-name="Standard">
      <style:text-properties fo:color="#000000" style:font-name="DejaVu Sans Mono" fo:font-size="11.3000001907349pt" fo:font-weight="normal" officeooo:rsid="00aa7ed8" officeooo:paragraph-rsid="00aa7ed8" style:font-weight-asian="normal" style:font-weight-complex="normal"/>
    </style:style>
    <style:style style:name="P6" style:family="paragraph" style:parent-style-name="Standard">
      <style:text-properties fo:color="#000000" style:font-name="DejaVu Sans Mono" fo:font-size="11.3000001907349pt" fo:font-weight="normal" officeooo:rsid="00ab1d49" officeooo:paragraph-rsid="00ab1d49" style:font-weight-asian="normal" style:font-weight-complex="normal"/>
    </style:style>
    <style:style style:name="P7" style:family="paragraph" style:parent-style-name="Standard">
      <style:text-properties fo:color="#000000" style:font-name="DejaVu Sans Mono" fo:font-size="11.3000001907349pt" fo:font-weight="normal" officeooo:rsid="00b06cea" officeooo:paragraph-rsid="00b06cea" style:font-weight-asian="normal" style:font-weight-complex="normal"/>
    </style:style>
    <style:style style:name="P8" style:family="paragraph" style:parent-style-name="Standard">
      <style:text-properties fo:color="#000000" style:font-name="DejaVu Sans Mono" fo:font-size="11.3000001907349pt" fo:font-weight="normal" officeooo:rsid="00b06cea" officeooo:paragraph-rsid="00c928f2" style:font-weight-asian="normal" style:font-weight-complex="normal"/>
    </style:style>
    <style:style style:name="P9" style:family="paragraph" style:parent-style-name="Standard">
      <style:text-properties fo:color="#000000" style:font-name="DejaVu Sans Mono" fo:font-size="11.3000001907349pt" fo:font-weight="normal" officeooo:rsid="00b06cea" officeooo:paragraph-rsid="00e6ef64" style:font-weight-asian="normal" style:font-weight-complex="normal"/>
    </style:style>
    <style:style style:name="P10" style:family="paragraph" style:parent-style-name="Standard">
      <style:text-properties fo:color="#000000" style:font-name="DejaVu Sans Mono" fo:font-size="11.3000001907349pt" fo:font-weight="normal" officeooo:rsid="00c928f2" officeooo:paragraph-rsid="00c928f2" style:font-weight-asian="normal" style:font-weight-complex="normal"/>
    </style:style>
    <style:style style:name="P11" style:family="paragraph" style:parent-style-name="Standard">
      <style:text-properties fo:color="#000000" style:font-name="DejaVu Sans Mono" fo:font-size="11.3000001907349pt" fo:font-weight="normal" officeooo:rsid="00cb6d5d" officeooo:paragraph-rsid="00cb6d5d" style:font-weight-asian="normal" style:font-weight-complex="normal"/>
    </style:style>
    <style:style style:name="P12" style:family="paragraph" style:parent-style-name="Standard">
      <style:text-properties fo:color="#000000" style:font-name="DejaVu Sans Mono" fo:font-size="11.3000001907349pt" fo:font-weight="normal" officeooo:rsid="00cf8f66" officeooo:paragraph-rsid="00cf8f66" style:font-weight-asian="normal" style:font-weight-complex="normal"/>
    </style:style>
    <style:style style:name="P13" style:family="paragraph" style:parent-style-name="Standard">
      <style:text-properties fo:color="#000000" style:font-name="DejaVu Sans Mono" fo:font-size="11.3000001907349pt" fo:font-weight="normal" officeooo:rsid="00d7a229" officeooo:paragraph-rsid="00d7a229" style:font-weight-asian="normal" style:font-weight-complex="normal"/>
    </style:style>
    <style:style style:name="P14" style:family="paragraph" style:parent-style-name="Standard">
      <style:text-properties fo:color="#000000" style:font-name="DejaVu Sans Mono" fo:font-size="11.3000001907349pt" fo:font-weight="normal" officeooo:rsid="00f35662" officeooo:paragraph-rsid="00f35662" style:font-weight-asian="normal" style:font-weight-complex="normal"/>
    </style:style>
    <style:style style:name="P15" style:family="paragraph" style:parent-style-name="Standard">
      <style:text-properties fo:color="#000000" style:font-name="DejaVu Sans Mono" fo:font-size="11.3000001907349pt" fo:font-weight="normal" officeooo:rsid="00fa57f4" officeooo:paragraph-rsid="00fa57f4" style:font-weight-asian="normal" style:font-weight-complex="normal"/>
    </style:style>
    <style:style style:name="P16" style:family="paragraph" style:parent-style-name="Standard">
      <style:text-properties fo:color="#000000" style:font-name="DejaVu Sans Mono" fo:font-size="11.3000001907349pt" fo:font-weight="bold" officeooo:rsid="00af4c7f" officeooo:paragraph-rsid="00e6ef64" style:font-weight-asian="bold" style:font-weight-complex="bold"/>
    </style:style>
    <style:style style:name="P17" style:family="paragraph" style:parent-style-name="Standard">
      <style:text-properties fo:color="#000000" style:font-name="DejaVu Sans Mono" fo:font-size="11.3000001907349pt" fo:font-weight="bold" officeooo:rsid="00cb6d5d" officeooo:paragraph-rsid="00cb6d5d" style:font-weight-asian="bold" style:font-weight-complex="bold"/>
    </style:style>
    <style:style style:name="P18" style:family="paragraph" style:parent-style-name="Standard">
      <style:text-properties fo:color="#000000" style:font-name="DejaVu Sans Mono" fo:font-size="11.3000001907349pt" fo:font-weight="bold" officeooo:rsid="00cf8f66" officeooo:paragraph-rsid="00cf8f66" style:font-weight-asian="bold" style:font-weight-complex="bold"/>
    </style:style>
    <style:style style:name="P19" style:family="paragraph" style:parent-style-name="Standard">
      <style:text-properties fo:color="#000000" style:font-name="DejaVu Sans Mono" fo:font-size="11.3000001907349pt" fo:font-weight="bold" officeooo:rsid="00d582b5" officeooo:paragraph-rsid="00d582b5" style:font-weight-asian="bold" style:font-weight-complex="bold"/>
    </style:style>
    <style:style style:name="P20" style:family="paragraph" style:parent-style-name="Standard">
      <style:text-properties fo:color="#000000" style:font-name="DejaVu Sans Mono" fo:font-size="11.3000001907349pt" officeooo:paragraph-rsid="00b6b6db"/>
    </style:style>
    <style:style style:name="P21" style:family="paragraph" style:parent-style-name="Standard">
      <style:text-properties fo:color="#000000" style:font-name="DejaVu Sans Mono" fo:font-size="11.3000001907349pt" officeooo:rsid="00b6b6db" officeooo:paragraph-rsid="00b6b6db"/>
    </style:style>
    <style:style style:name="P22" style:family="paragraph" style:parent-style-name="Standard">
      <style:paragraph-properties fo:break-before="page"/>
      <style:text-properties fo:color="#000000" style:font-name="DejaVu Sans Mono" fo:font-size="11.3000001907349pt" fo:font-weight="bold" officeooo:rsid="00d582b5" officeooo:paragraph-rsid="00d582b5" style:font-weight-asian="bold" style:font-weight-complex="bold"/>
    </style:style>
    <style:style style:name="P23" style:family="paragraph" style:parent-style-name="Table_20_Contents">
      <style:text-properties style:font-name="DejaVu Sans Mono" fo:font-size="11.3000001907349pt" officeooo:rsid="00a34cd3" officeooo:paragraph-rsid="00a34cd3"/>
    </style:style>
    <style:style style:name="P24" style:family="paragraph" style:parent-style-name="Standard" style:list-style-name="L1">
      <style:text-properties fo:color="#000000" style:font-name="DejaVu Sans Mono" fo:font-size="11.3000001907349pt" fo:font-weight="normal" officeooo:rsid="00e12785" officeooo:paragraph-rsid="00e12785" style:font-weight-asian="normal" style:font-weight-complex="normal"/>
    </style:style>
    <style:style style:name="P25" style:family="paragraph" style:parent-style-name="Standard" style:list-style-name="L1">
      <style:text-properties fo:color="#000000" style:font-name="DejaVu Sans Mono" fo:font-size="11.3000001907349pt" fo:font-weight="normal" officeooo:rsid="00cf8f66" officeooo:paragraph-rsid="00cf8f66" style:font-weight-asian="normal" style:font-weight-complex="normal"/>
    </style:style>
    <style:style style:name="P26" style:family="paragraph" style:parent-style-name="Standard" style:list-style-name="L2">
      <style:text-properties fo:color="#000000" style:font-name="DejaVu Sans Mono" fo:font-size="11.3000001907349pt" fo:font-weight="normal" officeooo:rsid="00cf8f66" officeooo:paragraph-rsid="00d582b5" style:font-weight-asian="normal" style:font-weight-complex="normal"/>
    </style:style>
    <style:style style:name="P27" style:family="paragraph" style:parent-style-name="Standard" style:list-style-name="L1">
      <style:text-properties fo:color="#000000" style:font-name="DejaVu Sans Mono" fo:font-size="11.3000001907349pt" fo:font-weight="normal" officeooo:rsid="00d07fc2" officeooo:paragraph-rsid="00d07fc2" style:font-weight-asian="normal" style:font-weight-complex="normal"/>
    </style:style>
    <style:style style:name="P28" style:family="paragraph" style:parent-style-name="Standard" style:list-style-name="L2">
      <style:text-properties fo:color="#000000" style:font-name="DejaVu Sans Mono" fo:font-size="11.3000001907349pt" fo:font-weight="normal" officeooo:rsid="00d77984" officeooo:paragraph-rsid="00d77984" style:font-weight-asian="normal" style:font-weight-complex="normal"/>
    </style:style>
    <style:style style:name="P29" style:family="paragraph" style:parent-style-name="Standard" style:list-style-name="L2">
      <style:text-properties fo:color="#000000" style:font-name="DejaVu Sans Mono" fo:font-size="11.3000001907349pt" fo:font-weight="normal" officeooo:rsid="00d42394" officeooo:paragraph-rsid="00d42394" style:font-weight-asian="normal" style:font-weight-complex="normal"/>
    </style:style>
    <style:style style:name="P30" style:family="paragraph" style:parent-style-name="Standard" style:list-style-name="L2">
      <style:text-properties fo:color="#000000" style:font-name="DejaVu Sans Mono" fo:font-size="11.3000001907349pt" fo:font-weight="normal" officeooo:rsid="00d7a229" officeooo:paragraph-rsid="00d7a229" style:font-weight-asian="normal" style:font-weight-complex="normal"/>
    </style:style>
    <style:style style:name="P31" style:family="paragraph" style:parent-style-name="Standard" style:list-style-name="L3">
      <style:text-properties fo:color="#000000" style:font-name="DejaVu Sans Mono" fo:font-size="11.3000001907349pt" fo:font-weight="normal" officeooo:rsid="00af4c7f" officeooo:paragraph-rsid="00e6ef64" style:font-weight-asian="normal" style:font-weight-complex="normal"/>
    </style:style>
    <style:style style:name="P32" style:family="paragraph" style:parent-style-name="Standard" style:list-style-name="L3">
      <style:text-properties fo:color="#000000" style:font-name="DejaVu Sans Mono" fo:font-size="11.3000001907349pt" fo:font-weight="normal" officeooo:rsid="00f35662" officeooo:paragraph-rsid="00f3787e" style:font-weight-asian="normal" style:font-weight-complex="normal"/>
    </style:style>
    <style:style style:name="P33" style:family="paragraph" style:parent-style-name="Standard" style:list-style-name="L3">
      <style:text-properties fo:color="#000000" style:font-name="DejaVu Sans Mono" fo:font-size="11.3000001907349pt" fo:font-weight="normal" officeooo:rsid="00b06cea" officeooo:paragraph-rsid="00e6ef64" style:font-weight-asian="normal" style:font-weight-complex="normal"/>
    </style:style>
    <style:style style:name="P34" style:family="paragraph" style:parent-style-name="Standard" style:list-style-name="L3">
      <style:text-properties fo:color="#000000" style:font-name="DejaVu Sans Mono" fo:font-size="11.3000001907349pt" fo:font-weight="normal" officeooo:rsid="00f3787e" officeooo:paragraph-rsid="00f3787e" style:font-weight-asian="normal" style:font-weight-complex="normal"/>
    </style:style>
    <style:style style:name="P35" style:family="paragraph" style:parent-style-name="Standard" style:list-style-name="L3">
      <style:text-properties fo:color="#000000" style:font-name="DejaVu Sans Mono" fo:font-size="11.3000001907349pt" fo:font-weight="normal" officeooo:rsid="00c04c50" officeooo:paragraph-rsid="00e6ef64" style:font-weight-asian="normal" style:font-weight-complex="normal"/>
    </style:style>
    <style:style style:name="P36" style:family="paragraph" style:parent-style-name="Standard" style:list-style-name="L3">
      <style:text-properties fo:color="#000000" style:font-name="DejaVu Sans Mono" fo:font-size="11.3000001907349pt" fo:font-weight="normal" officeooo:rsid="00e7def2" officeooo:paragraph-rsid="00e7def2" style:font-weight-asian="normal" style:font-weight-complex="normal"/>
    </style:style>
    <style:style style:name="P37" style:family="paragraph" style:parent-style-name="Standard">
      <style:text-properties fo:color="#000000" style:font-name="DejaVu Sans Mono" fo:font-size="11.3000001907349pt" fo:font-weight="normal" officeooo:rsid="00fa57f4" officeooo:paragraph-rsid="00fa57f4" style:font-weight-asian="normal" style:font-weight-complex="normal"/>
    </style:style>
    <style:style style:name="P38" style:family="paragraph" style:parent-style-name="Standard">
      <style:text-properties fo:color="#000000" style:font-name="DejaVu Sans Mono" fo:font-size="11.3000001907349pt" fo:font-weight="bold" officeooo:rsid="0108af09" officeooo:paragraph-rsid="0108af0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b6b6db" style:font-weight-asian="normal" style:font-weight-complex="normal"/>
    </style:style>
    <style:style style:name="T3" style:family="text">
      <style:text-properties fo:font-weight="normal" officeooo:rsid="00b8a63e" style:font-weight-asian="normal" style:font-weight-complex="normal"/>
    </style:style>
    <style:style style:name="T4" style:family="text">
      <style:text-properties fo:font-weight="normal" officeooo:rsid="00ba994a" style:font-weight-asian="normal" style:font-weight-complex="normal"/>
    </style:style>
    <style:style style:name="T5" style:family="text">
      <style:text-properties fo:font-weight="normal" officeooo:rsid="00bae5ab" style:font-weight-asian="normal" style:font-weight-complex="normal"/>
    </style:style>
    <style:style style:name="T6" style:family="text">
      <style:text-properties fo:font-weight="normal" officeooo:rsid="00bb8dea" style:font-weight-asian="normal" style:font-weight-complex="normal"/>
    </style:style>
    <style:style style:name="T7" style:family="text">
      <style:text-properties officeooo:rsid="00a66433"/>
    </style:style>
    <style:style style:name="T8" style:family="text">
      <style:text-properties officeooo:rsid="00b10dbb"/>
    </style:style>
    <style:style style:name="T9" style:family="text">
      <style:text-properties officeooo:rsid="00b551ec"/>
    </style:style>
    <style:style style:name="T10" style:family="text">
      <style:text-properties officeooo:rsid="00c04c50"/>
    </style:style>
    <style:style style:name="T11" style:family="text">
      <style:text-properties officeooo:rsid="00c61c24"/>
    </style:style>
    <style:style style:name="T12" style:family="text">
      <style:text-properties officeooo:rsid="00ca2194"/>
    </style:style>
    <style:style style:name="T13" style:family="text">
      <style:text-properties officeooo:rsid="00d07fc2"/>
    </style:style>
    <style:style style:name="T14" style:family="text">
      <style:text-properties officeooo:rsid="00d77984"/>
    </style:style>
    <style:style style:name="T15" style:family="text">
      <style:text-properties officeooo:rsid="00e95e59"/>
    </style:style>
    <style:style style:name="T16" style:family="text">
      <style:text-properties officeooo:rsid="00ee9e17"/>
    </style:style>
    <style:style style:name="T17" style:family="text">
      <style:text-properties officeooo:rsid="00f3787e"/>
    </style:style>
    <style:style style:name="T18" style:family="text">
      <style:text-properties officeooo:rsid="00f556a4"/>
    </style:style>
    <style:style style:name="T19" style:family="text">
      <style:text-properties officeooo:rsid="00ff86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A"/>
        <table:table-column table:style-name="Table1.H"/>
        <table:table-row table:style-name="Table1.1">
          <table:table-cell table:style-name="Table1.A1" office:value-type="string">
            <text:p text:style-name="P23">Clothing &amp; Shoes</text:p>
          </table:table-cell>
          <table:table-cell table:style-name="Table1.B1" office:value-type="string">
            <text:p text:style-name="P23">Equipment</text:p>
          </table:table-cell>
          <table:table-cell table:style-name="Table1.B1" office:value-type="string">
            <text:p text:style-name="P23">Feeding</text:p>
          </table:table-cell>
          <table:table-cell table:style-name="Table1.B1" office:value-type="string">
            <text:p text:style-name="P23">Toys</text:p>
          </table:table-cell>
          <table:table-cell table:style-name="Table1.B1" office:value-type="string">
            <text:p text:style-name="P23">Furniture</text:p>
          </table:table-cell>
          <table:table-cell table:style-name="Table1.B1" office:value-type="string">
            <text:p text:style-name="P23">Sleeping</text:p>
          </table:table-cell>
          <table:table-cell table:style-name="Table1.B1" office:value-type="string">
            <text:p text:style-name="P23">Bathing</text:p>
          </table:table-cell>
          <table:table-cell table:style-name="Table1.H1" office:value-type="string">
            <text:p text:style-name="P23">Eating</text:p>
          </table:table-cell>
        </table:table-row>
      </table:table>
      <text:p text:style-name="P2"/>
      <text:p text:style-name="P4">1. KTSBorn(Interface?)</text:p>
      <text:p text:style-name="P3">1. MenuBaseClass (Corresponds to the base class for menu items)</text:p>
      <text:p text:style-name="P3">2. <text:span text:style-name="T11">SubMenu</text:span> <text:span text:style-name="T7">(Its a menu item that has many items in it)</text:span></text:p>
      <text:p text:style-name="P3">3. MenuItem <text:span text:style-name="T7">(Its an individual menu item against which a page will open. MenuItem should extend a MenuBaseClass and can also extend ItemBaseClass)</text:span></text:p>
      <text:p text:style-name="P3"/>
      <text:p text:style-name="P3">1. <text:span text:style-name="T7">It</text:span>emBaseClass</text:p>
      <text:p text:style-name="P5">2. Item</text:p>
      <text:p text:style-name="P5"/>
      <text:p text:style-name="P6">1. ProductBaseClass (Every product is an item and inherits specific properties from Item/ItemBaseClass)</text:p>
      <text:p text:style-name="P6"/>
      <text:p text:style-name="P20"><text:span text:style-name="T2">1. Valid</text:span><text:span text:style-name="T6">ate</text:span><text:span text:style-name="T2">User(Overrides </text:span><text:span text:style-name="T4">django.contrib.auth.mixin</text:span><text:span text:style-name="T5">s</text:span><text:span text:style-name="T4">.</text:span>LoginRequiredMixin<text:span text:style-name="T2">)</text:span></text:p>
      <text:p text:style-name="P21"><text:span text:style-name="T2">2. </text:span><text:span text:style-name="T3">KTSBornView(Overrides django.views.generic.base.View)</text:span></text:p>
      <text:p text:style-name="P6"/>
      <text:p text:style-name="P6"/>
      <text:p text:style-name="P17">USERS:</text:p>
      <text:p text:style-name="P11">Customer and staff should have a completely different user. Therefore, there is never a chance of collission</text:p>
      <text:p text:style-name="P11"/>
      <text:p text:style-name="P10">1. <text:span text:style-name="T16">KTSBase</text:span>User (There can be different types of users. <text:span text:style-name="T16">Abstract?. Django.contrib.auth.models.AbstractUser</text:span>)</text:p>
      <text:p text:style-name="P10">2. AdminUser (AdminUsers can be many with different permissions)</text:p>
      <text:p text:style-name="P10">3. Customer (Customer is also a user with limited permissions)</text:p>
      <text:p text:style-name="P10">3. UserPermissions (<text:span text:style-name="T12">create, </text:span>add, update, delete, canViewReports, <text:span text:style-name="T12">canCreateDiscounts,</text:span>)</text:p>
      <text:p text:style-name="P8"/>
      <text:p text:style-name="P7"/>
      <text:p text:style-name="P18">VIEWS:</text:p>
      <text:p text:style-name="P12"/>
      <text:list xml:id="list5869355569197913071" text:style-name="L1">
        <text:list-item>
          <text:p text:style-name="P24">KTSBornView(Abstract?)</text:p>
        </text:list-item>
        <text:list-item>
          <text:p text:style-name="P25">CustomerLogin</text:p>
        </text:list-item>
        <text:list-item>
          <text:p text:style-name="P25">MainView</text:p>
        </text:list-item>
        <text:list-item>
          <text:p text:style-name="P25">M<text:span text:style-name="T13">ain</text:span>MenuView</text:p>
        </text:list-item>
        <text:list-item>
          <text:p text:style-name="P25">SubMenuVIew</text:p>
        </text:list-item>
        <text:list-item>
          <text:p text:style-name="P25">ProductView</text:p>
        </text:list-item>
        <text:list-item>
          <text:p text:style-name="P27">DiscountsMainView</text:p>
        </text:list-item>
        <text:list-item>
          <text:p text:style-name="P27">DiscountProductView(Discount view for individual product)</text:p>
        </text:list-item>
      </text:list>
      <text:p text:style-name="P22">ADMIN VIEWS</text:p>
      <text:p text:style-name="P19"/>
      <text:list xml:id="list5196894562395684773" text:style-name="L2">
        <text:list-item>
          <text:p text:style-name="P28">AdminView(Abstract?) </text:p>
        </text:list-item>
        <text:list-item>
          <text:p text:style-name="P26">AdminLogin</text:p>
        </text:list-item>
        <text:list-item>
          <text:p text:style-name="P29">Create, Add, Update, Delete <text:span text:style-name="T14">Admin</text:span>View</text:p>
        </text:list-item>
        <text:list-item>
          <text:p text:style-name="P29">Create, Add, Update, Delete DiscountView</text:p>
        </text:list-item>
        <text:list-item>
          <text:p text:style-name="P30">ReportView(Abstract?)</text:p>
        </text:list-item>
        <text:list-item>
          <text:p text:style-name="P30">SalesReportView (implements ReportView)</text:p>
        </text:list-item>
      </text:list>
      <text:p text:style-name="P13"/>
      <text:p text:style-name="P13"/>
      <text:p text:style-name="P16">DATABASE:</text:p>
      <text:list xml:id="list7467956155405693266" text:style-name="L3">
        <text:list-item>
          <text:p text:style-name="P31">Item (ID(auto), name, <text:span text:style-name="T9">colour</text:span>)</text:p>
        </text:list-item>
        <text:list-item>
          <text:p text:style-name="P32">Catagory(ID(auto), name)</text:p>
        </text:list-item>
        <text:list-item>
          <text:p text:style-name="P33">Product(ID(auto), <text:span text:style-name="T17">category(foreign_key),</text:span> item(foreign_key), <text:span text:style-name="T8">price, quantity</text:span>) <text:span text:style-name="T10">(Product should just be a product, quantity should come in another table MAYBE stock)</text:span></text:p>
        </text:list-item>
        <text:list-item>
          <text:p text:style-name="P34">ProductDescription(ID(auto), product(foreign_key), <text:span text:style-name="T18">colour, size, age_range(e.g. this item suits children from 2 to 4 years), dimention</text:span>)</text:p>
        </text:list-item>
        <text:list-item>
          <text:p text:style-name="P35">Discounts(ID(auto), Product(foreign_key), date_from, date_to, discount_price)</text:p>
        </text:list-item>
        <text:list-item>
          <text:p text:style-name="P36">Address(ID(auto), title, first_name, last_name, email, telephone, mobile, company_name, street, street_2, <text:span text:style-name="T15">postcode, country</text:span>)</text:p>
        </text:list-item>
        <text:list-item>
          <text:p text:style-name="P36">AdminUser(<text:span text:style-name="T16">ID(auto), user_name, password, Address(foreignKey), ID(NIC, CPR or P-No)</text:span>)</text:p>
        </text:list-item>
      </text:list>
      <text:p text:style-name="P14"/>
      <text:p text:style-name="P9"/>
      <text:p text:style-name="P15">DATABASE_TEMP:</text:p>
      <text:p text:style-name="P15"/>
      <text:p text:style-name="P15"><text:bookmark-start text:name="__DdeLink__186_701073008"/>clothes(name, size, age_group, colour, price, brand, <text:span text:style-name="T19">season(these clothes are for which season), category (e.g sleeping dress, swimming dress, shirts, tops, bottoms)</text:span>)<text:bookmark-end text:name="__DdeLink__186_701073008"/></text:p>
      <text:p text:style-name="P15"/>
      <text:p text:style-name="P15"/>
      <text:p text:style-name="P38">Admin site user</text:p>
      <text:p text:style-name="P38"/>
      <text:p text:style-name="P38">Username: <text:span text:style-name="T1">admin</text:span></text:p>
      <text:p text:style-name="P38">Email address: <text:a xlink:type="simple" xlink:href="mailto:sardarfaisalpasha@gmail.com" text:style-name="Internet_20_link" text:visited-style-name="Visited_20_Internet_20_Link"><text:span text:style-name="T1">sardarfaisalpasha@gmail.com</text:span></text:a></text:p>
      <text:p text:style-name="P38">Password: <text:span text:style-name="T1">bornogmodeDBpassword</text:span></text:p>
      <text:p text:style-name="P3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f35662" officeooo:paragraph-rsid="00f3566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2:48:18.624923295</meta:creation-date>
    <dc:date>2018-08-13T18:32:52.593439006</dc:date>
    <meta:editing-duration>PT14H54M32S</meta:editing-duration>
    <meta:editing-cycles>141</meta:editing-cycles>
    <meta:generator>LibreOffice/5.1.6.2$Linux_X86_64 LibreOffice_project/10m0$Build-2</meta:generator>
    <meta:document-statistic meta:table-count="1" meta:image-count="0" meta:object-count="0" meta:page-count="2" meta:paragraph-count="53" meta:word-count="286" meta:character-count="2339" meta:non-whitespace-character-count="2126"/>
  </office:meta>
</office:document-meta>
</file>